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P1" style:family="paragraph" style:parent-style-name="Text_20_body">
      <style:text-properties fo:font-size="16pt" officeooo:rsid="00550271" officeooo:paragraph-rsid="00550271"/>
    </style:style>
    <style:style style:name="P2" style:family="paragraph" style:parent-style-name="Text_20_body">
      <style:text-properties fo:font-size="16pt" officeooo:rsid="00550271" officeooo:paragraph-rsid="005a3795"/>
    </style:style>
    <style:style style:name="P3" style:family="paragraph" style:parent-style-name="Text_20_body">
      <style:text-properties fo:font-size="16pt" officeooo:rsid="00574627" officeooo:paragraph-rsid="00574627"/>
    </style:style>
    <style:style style:name="P4" style:family="paragraph" style:parent-style-name="Text_20_body" style:master-page-name="Standard">
      <style:paragraph-properties fo:text-align="center" style:justify-single-word="false" style:page-number="1"/>
      <style:text-properties fo:font-size="30pt" fo:font-weight="bold" officeooo:rsid="00550271" officeooo:paragraph-rsid="0055027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80661"/>
    </style:style>
    <style:style style:name="T4" style:family="text">
      <style:text-properties officeooo:rsid="005746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4">Cargo-bot</text:p>
      <text:p text:style-name="P1">Une grue doit déplacer des <text:span text:style-name="T4">containers</text:span> pour passer d’une configuration à une autre.</text:p>
      <text:p text:style-name="P2">Pour cela, il faut la <text:span text:style-name="T1">                                         </text:span><text:span text:style-name="T2"> en utilisant un </text:span><text:span text:style-name="T1">                                         </text:span><text:span text:style-name="T2">.</text:span></text:p>
      <text:p text:style-name="P2">Un <text:span text:style-name="T1">                                         </text:span><text:span text:style-name="T2"> est une suite d’</text:span><text:span text:style-name="T1">                                      </text:span><text:span text:style-name="T2"> à exécuter dans l’ordre. Il peut y avoir des algorithmes différents pour parvenir à un même objectif.</text:span></text:p>
      <text:p text:style-name="P3">Les <text:span text:style-name="T1">                                                                       </text:span><text:span text:style-name="T2"> permettent d’effectuer des actions différentes en fonction de la situation. Cela permet de </text:span><text:span text:style-name="T3">faire fonctionner un algorithme dans plus de situati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09:00:58.597000000</meta:creation-date>
    <meta:editing-duration>PT32M23S</meta:editing-duration>
    <meta:editing-cycles>7</meta:editing-cycles>
    <meta:generator>LibreOffice/7.4.5.1$Windows_X86_64 LibreOffice_project/9c0871452b3918c1019dde9bfac75448afc4b57f</meta:generator>
    <dc:title>Simple</dc:title>
    <dc:date>2024-02-16T09:39:40.221000000</dc:date>
    <meta:document-statistic meta:table-count="0" meta:image-count="0" meta:object-count="0" meta:page-count="1" meta:paragraph-count="5" meta:word-count="67" meta:character-count="637" meta:non-whitespace-character-count="340"/>
    <meta:template xlink:type="simple" xlink:actuate="onRequest" xlink:title="Simple" xlink:href="file:///C:/Users/MALO/AppData/Roaming/LibreOffice/4/user/template/Simple.ott" meta:date="2024-02-16T09:00:58.370000000"/>
  </office:meta>
</office:document-meta>
</file>